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" svg:font-family="Time"/>
    <style:font-face style:name="Times" svg:font-family="Times" style:font-family-generic="roman"/>
    <style:font-face style:name="Times N" svg:font-family="'Times N'"/>
  </office:font-face-decls>
  <office:automatic-styles>
    <style:style style:name="P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rsid="000b1898" officeooo:paragraph-rsid="000b189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8.999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bold" officeooo:rsid="000aea56" officeooo:paragraph-rsid="000aea56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bold" officeooo:rsid="000aea56" officeooo:paragraph-rsid="000aea56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Serif" fo:font-size="14pt" fo:font-weight="bold" officeooo:rsid="000d9117" officeooo:paragraph-rsid="000d9117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bold" officeooo:rsid="000d9117" officeooo:paragraph-rsid="000d9117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d911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94e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Республики Беларусь</text:p>
      <text:p text:style-name="P4">Учреждение образования</text:p>
      <text:p text:style-name="P4">«Брестский Государственный университет имени А.С. Пушкина»</text:p>
      <text:p text:style-name="P4">Физико-математический факультет</text:p>
      <text:p text:style-name="P4">Кафедра общей и теоретической физики</text:p>
      <text:p text:style-name="P4"/>
      <text:p text:style-name="P4"/>
      <text:p text:style-name="P4"/>
      <text:p text:style-name="P4"/>
      <text:p text:style-name="P4"/>
      <text:p text:style-name="P5">Допущена к защите</text:p>
      <text:p text:style-name="P5">Заведующий кафедрой</text:p>
      <text:p text:style-name="P5">________ <text:s text:c="2"/>____________________</text:p>
      <text:p text:style-name="P5"/>
      <text:p text:style-name="P5">______________</text:p>
      <text:p text:style-name="P5">(дата) <text:s text:c="7"/></text:p>
      <text:p text:style-name="P6"/>
      <text:p text:style-name="P6"/>
      <text:p text:style-name="P4"/>
      <text:p text:style-name="P4"/>
      <text:p text:style-name="P4"/>
      <text:p text:style-name="P7">Компьютерное моделирование механических процессов</text:p>
      <text:p text:style-name="P7"><text:span text:style-name="T1">Дипломная работа по физике, специальность</text:span></text:p>
      <text:p text:style-name="P7"><text:span text:style-name="T1">КОМПЬЮТЕРНАЯ ФИЗИКА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Выполнил студент 5 курса гр. КФ-51</text:span></text:p>
      <text:p text:style-name="P9"><text:span text:style-name="T1">________________ <text:s text:c="4"/>Задернюк В. А.</text:span></text:p>
      <text:p text:style-name="P9"><text:span text:style-name="T1">Научный руководитель:</text:span></text:p>
      <text:p text:style-name="P10"><text:span text:style-name="T1">Доктор физико-математических наук,</text:span></text:p>
      <text:p text:style-name="P10"><text:span text:style-name="T1">профессор</text:span></text:p>
      <text:p text:style-name="P10"><text:span text:style-name="T1">________________ <text:s text:c="4"/>Плетюхов В. А.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Брест 2022</text:span></text:p>
      <text:h text:style-name="P3" text:outline-level="1"><text:bookmark-start text:name="__RefHeading___Toc3123_4225990296"/>Содеждание<text:bookmark-end text:name="__RefHeading___Toc3123_4225990296"/></text:h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123_4225990296" text:style-name="Index_20_Link" text:visited-style-name="Index_20_Link">Содеждание<text:tab/>2</text:a></text:p>
          <text:p text:style-name="P1"><text:a xlink:type="simple" xlink:href="#__RefHeading___Toc3115_4225990296" text:style-name="Index_20_Link" text:visited-style-name="Index_20_Link">ВВЕДЕНИЕ<text:tab/>3</text:a></text:p>
          <text:p text:style-name="P1"><text:a xlink:type="simple" xlink:href="#__RefHeading___Toc3117_4225990296" text:style-name="Index_20_Link" text:visited-style-name="Index_20_Link">ОБЩАЯ ХАРАКТЕРИСТИКА РАБОТЫ<text:tab/>4</text:a></text:p>
          <text:p text:style-name="P2"><text:a xlink:type="simple" xlink:href="#__RefHeading___Toc3119_4225990296" text:style-name="Index_20_Link" text:visited-style-name="Index_20_Link">Цель и задачи исследования<text:tab/>4</text:a></text:p>
          <text:p text:style-name="P2"><text:a xlink:type="simple" xlink:href="#__RefHeading___Toc3121_4225990296" text:style-name="Index_20_Link" text:visited-style-name="Index_20_Link">Новизна разработки<text:tab/>4</text:a></text:p>
          <text:p text:style-name="P2"><text:a xlink:type="simple" xlink:href="#__RefHeading___Toc3125_4225990296" text:style-name="Index_20_Link" text:visited-style-name="Index_20_Link">Апробация результатов дипломной работы<text:tab/>4</text:a></text:p>
          <text:p text:style-name="P2"><text:a xlink:type="simple" xlink:href="#__RefHeading___Toc3127_4225990296" text:style-name="Index_20_Link" text:visited-style-name="Index_20_Link">Опублированность результатов исследования<text:tab/>4</text:a></text:p>
          <text:p text:style-name="P2"><text:a xlink:type="simple" xlink:href="#__RefHeading___Toc3129_4225990296" text:style-name="Index_20_Link" text:visited-style-name="Index_20_Link">Структура и объем работы<text:tab/>4</text:a></text:p>
        </text:index-body>
      </text:table-of-content>
      <text:p text:style-name="P13"><text:span text:style-name="T1"/></text:p>
      <text:h text:style-name="P3" text:outline-level="1"><text:bookmark-start text:name="__RefHeading___Toc3115_4225990296"/>ВВЕДЕНИЕ<text:bookmark-end text:name="__RefHeading___Toc3115_4225990296"/></text:h>
      <text:h text:style-name="P3" text:outline-level="1"><text:bookmark-start text:name="__RefHeading___Toc3117_4225990296"/>ОБЩАЯ ХАРАКТЕРИСТИКА РАБОТЫ<text:bookmark-end text:name="__RefHeading___Toc3117_4225990296"/></text:h>
      <text:h text:style-name="Heading_20_2" text:outline-level="2"><text:bookmark-start text:name="__RefHeading___Toc3119_4225990296"/>Цель и задачи исследования<text:bookmark-end text:name="__RefHeading___Toc3119_4225990296"/></text:h>
      <text:h text:style-name="Heading_20_2" text:outline-level="2"><text:bookmark-start text:name="__RefHeading___Toc3121_4225990296"/>Новизна разработки<text:bookmark-end text:name="__RefHeading___Toc3121_4225990296"/></text:h>
      <text:h text:style-name="Heading_20_2" text:outline-level="2"><text:bookmark-start text:name="__RefHeading___Toc3125_4225990296"/>Апробация <text:span text:style-name="T2">результатов дипломной работы</text:span><text:bookmark-end text:name="__RefHeading___Toc3125_4225990296"/></text:h>
      <text:h text:style-name="Heading_20_2" text:outline-level="2"><text:bookmark-start text:name="__RefHeading___Toc3127_4225990296"/>Опублированность результатов исследования<text:bookmark-end text:name="__RefHeading___Toc3127_4225990296"/></text:h>
      <text:h text:style-name="Heading_20_2" text:outline-level="2"><text:bookmark-start text:name="__RefHeading___Toc3129_4225990296"/>Структура и объем работы<text:bookmark-end text:name="__RefHeading___Toc3129_4225990296"/></text:h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" svg:font-family="Time"/>
    <style:font-face style:name="Times" svg:font-family="Times" style:font-family-generic="roman"/>
    <style:font-face style:name="Times N" svg:font-family="'Times 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7:48:47.255879617</meta:creation-date>
    <dc:date>2022-04-19T18:48:01.626240531</dc:date>
    <meta:editing-duration>PT38M31S</meta:editing-duration>
    <meta:editing-cycles>6</meta:editing-cycles>
    <meta:generator>LibreOffice/7.3.2.2$Linux_X86_64 LibreOffice_project/30$Build-2</meta:generator>
    <meta:document-statistic meta:table-count="0" meta:image-count="0" meta:object-count="0" meta:page-count="5" meta:paragraph-count="37" meta:word-count="116" meta:character-count="990" meta:non-whitespace-character-count="893"/>
  </office:meta>
</office:document-meta>
</file>